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top"/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0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top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style:vertical-align="top" fo:wrap-option="wrap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top"/>
    </style:style>
    <style:style style:name="ce10" style:family="table-cell" style:parent-style-name="Default" style:data-style-name="N0">
      <style:text-properties fo:color="#DC2300"/>
    </style:style>
    <style:style style:name="T1" style:family="text" style:parent-style-name="Default">
      <style:text-properties fo:color="#000000" style:text-line-through-style="none" style:font-name="Verdana1" style:font-name-asian="Verdana1" style:font-name-complex="Verdana1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Verdana1" style:font-name-asian="Verdana1" style:font-name-complex="Verdana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13.573125cm"/>
    </style:style>
    <style:style style:name="co3" style:family="table-column">
      <style:table-column-properties fo:break-before="auto" style:column-width="2.80458333333333cm" style:use-optimal-column-width="true"/>
    </style:style>
    <style:style style:name="co4" style:family="table-column">
      <style:table-column-properties fo:break-before="auto" style:column-width="2.06375cm" style:use-optimal-column-width="true"/>
    </style:style>
    <style:style style:name="co5" style:family="table-column">
      <style:table-column-properties fo:break-before="auto" style:column-width="1.27cm" style:use-optimal-column-width="true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53458333333333cm" style:use-optimal-column-width="true"/>
    </style:style>
    <style:style style:name="co9" style:family="table-column">
      <style:table-column-properties fo:break-before="auto" style:column-width="9.73666666666667cm"/>
    </style:style>
    <style:style style:name="co10" style:family="table-column">
      <style:table-column-properties fo:break-before="auto" style:column-width="9.525cm" style:use-optimal-column-width="true"/>
    </style:style>
    <style:style style:name="co11" style:family="table-column">
      <style:table-column-properties fo:break-before="auto" style:column-width="2.03729166666667cm" style:use-optimal-column-width="true"/>
    </style:style>
    <style:style style:name="co12" style:family="table-column">
      <style:table-column-properties fo:break-before="auto" style:column-width="2.460625cm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1.45520833333333cm" style:use-optimal-column-width="true"/>
    </style:style>
    <style:style style:name="co15" style:family="table-column">
      <style:table-column-properties fo:break-before="auto" style:column-width="1.5875cm" style:use-optimal-column-width="true"/>
    </style:style>
    <style:style style:name="co16" style:family="table-column">
      <style:table-column-properties fo:break-before="auto" style:column-width="10.6097916666667cm" style:use-optimal-column-width="true"/>
    </style:style>
    <style:style style:name="co17" style:family="table-column">
      <style:table-column-properties fo:break-before="auto" style:column-width="21.087291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50pt" style:use-optimal-row-height="true" fo:break-before="auto"/>
    </style:style>
    <style:style style:name="ro6" style:family="table-row">
      <style:table-row-properties style:row-height="195pt" style:use-optimal-row-height="true" fo:break-before="auto"/>
    </style:style>
    <style:style style:name="ro7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6" table:number-columns-repeated="1017" table:default-cell-style-name="ce3"/>
        <table:table-column table:style-name="co7" table:default-cell-style-name="ce3"/>
        <table:table-column table:style-name="co7" table:number-columns-repeated="15360" table:default-cell-style-name="ce1"/>
        <table:table-row table:style-name="ro1">
          <table:table-cell office:value-type="string" table:style-name="ce2">
            <text:p>RuleID</text:p>
          </table:table-cell>
          <table:table-cell office:value-type="string" table:style-name="ce2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obsolete?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3">
            <text:p>ATGOV-T14-R001</text:p>
          </table:table-cell>
          <table:table-cell office:value-type="string" table:style-name="ce4">
            <text:p>The email address of the biller is mandatory.</text:p>
          </table:table-cell>
          <table:table-cell office:value-type="string" table:style-name="ce3">
            <text:p>Supplier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02</text:p>
          </table:table-cell>
          <table:table-cell office:value-type="string" table:style-name="ce6">
            <text:p>A maximum number of 999 invoice lines must be present.</text:p>
          </table:table-cell>
          <table:table-cell office:value-type="string" table:style-name="ce3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number-columns-repeated="252" table:style-name="ce3"/>
          <table:table-cell table:number-columns-repeated="16127" table:style-name="ce5"/>
        </table:table-row>
        <table:table-row table:style-name="ro1">
          <table:table-cell office:value-type="string" table:style-name="ce3">
            <text:p>ATGOV-T14-R003</text:p>
          </table:table-cell>
          <table:table-cell office:value-type="string" table:style-name="ce6">
            <text:p>The order number or buyer group must be present.</text:p>
          </table:table-cell>
          <table:table-cell office:value-type="string" table:style-name="ce3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04</text:p>
          </table:table-cell>
          <table:table-cell office:value-type="string" table:style-name="ce4">
            <text:p>A credit note should not specify only textual payment terms.</text:p>
          </table:table-cell>
          <table:table-cell office:value-type="string" table:style-name="ce3">
            <text:p>Payment Terms</text:p>
          </table:table-cell>
          <table:table-cell office:value-type="string" table:style-name="ce3">
            <text:p>warning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05</text:p>
          </table:table-cell>
          <table:table-cell office:value-type="string" table:style-name="ce4">
            <text:p>Exactly 1 beneficiary account may be present.</text:p>
          </table:table-cell>
          <table:table-cell office:value-type="string" table:style-name="ce3">
            <text:p>CreditNote</text:p>
          </table:table-cell>
          <table:table-cell office:value-type="string" table:style-name="ce3">
            <text:p>warning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07</text:p>
          </table:table-cell>
          <table:table-cell office:value-type="string" table:style-name="ce4">
            <text:p>Only valid BICs and IBANs are allowed as beneficiary account information.</text:p>
          </table:table-cell>
          <table:table-cell office:value-type="string" table:style-name="ce3">
            <text:p>Payment Means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2">
          <table:table-cell office:value-type="string" table:style-name="ce3">
            <text:p>ATGOV-T14-R008</text:p>
          </table:table-cell>
          <table:table-cell office:value-type="string" table:style-name="ce6">
            <text:p>The order position number (per line item) must be present when the OrderID is a PO number (10 digit numeric).</text:p>
          </table:table-cell>
          <table:table-cell office:value-type="string" table:style-name="ce3">
            <text:p>CreditNoteLin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09</text:p>
          </table:table-cell>
          <table:table-cell office:value-type="string" table:style-name="ce6">
            <text:p>At last 2 cashbacks may be present.</text:p>
          </table:table-cell>
          <table:table-cell office:value-type="string" table:style-name="ce3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10</text:p>
          </table:table-cell>
          <table:table-cell office:value-type="string" table:style-name="ce6">
            <text:p>The percentage of a cashback item must be greater 0 and lower than 100.</text:p>
          </table:table-cell>
          <table:table-cell office:value-type="string" table:style-name="ce3">
            <text:p>Payment Terms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2">
          <table:table-cell office:value-type="string" table:style-name="ce3">
            <text:p>ATGOV-T14-R011</text:p>
          </table:table-cell>
          <table:table-cell office:value-type="string" table:style-name="ce6">
            <text:p>Attachments to the invoice must be included into the invoice document and may not be referenced from external sources.</text:p>
          </table:table-cell>
          <table:table-cell office:value-type="string" table:style-name="ce5">
            <text:p>Attachments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3">
          <table:table-cell office:value-type="string" table:style-name="ce3">
            <text:p>ATGOV-T14-R012</text:p>
          </table:table-cell>
          <table:table-cell office:value-type="string" table:style-name="ce6">
            <text:p>Attachments included within the invoice must be of one of the following file formats: XLS (application/vnd.ms-excel), XLSX (application/vnd.openxmlformats-officedocument.spreadsheetml.sheet), PDF (application/pdf), PNG (image/png) or XML (application/xml or text/xml).</text:p>
          </table:table-cell>
          <table:table-cell office:value-type="string" table:style-name="ce5">
            <text:p>Attachments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13</text:p>
          </table:table-cell>
          <table:table-cell office:value-type="string" table:style-name="ce6">
            <text:p>A maximum of 200 attachments are allowed within a single document.</text:p>
          </table:table-cell>
          <table:table-cell office:value-type="string" table:style-name="ce5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2">
          <table:table-cell office:value-type="string" table:style-name="ce3">
            <text:p>ATGOV-T14-R014</text:p>
          </table:table-cell>
          <table:table-cell office:value-type="string" table:style-name="ce6">
            <text:p>The maximum size of all attachments after Base64 decoding must not exceed 15 Megabytes.</text:p>
          </table:table-cell>
          <table:table-cell office:value-type="string" table:style-name="ce5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2">
          <table:table-cell office:value-type="string" table:style-name="ce3">
            <text:p>ATGOV-T14-R015</text:p>
          </table:table-cell>
          <table:table-cell office:value-type="string" table:style-name="ce6">
            <text:p>The gross amount of a single invoice line must be greater or equal than -999999999999.99 and smaller or equal than 999999999999.99.</text:p>
          </table:table-cell>
          <table:table-cell office:value-type="string" table:style-name="ce3">
            <text:p>CreditNoteLin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16</text:p>
          </table:table-cell>
          <table:table-cell office:value-type="string" table:style-name="ce6">
            <office:annotation office:display="true" draw:style-name="a0" svg:x="5.04166666666667in" svg:y="2.88541666666667in" svg:width="1.47916666666667in" svg:height="0.8125in">
              <dc:creator>Helger</dc:creator>
              <text:p><text:span text:style-name="T1">Helger:</text:span><text:span text:style-name="T1"/></text:p>
              <text:p><text:span text:style-name="T2">Check for ! &lt;0 is already in EUGEN-T10-R019</text:span></text:p>
            </office:annotation>
            <text:p>The payable amount of an invoice must be smaller or equal than 999999999.99.</text:p>
          </table:table-cell>
          <table:table-cell office:value-type="string" table:style-name="ce3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18</text:p>
          </table:table-cell>
          <table:table-cell office:value-type="string" table:style-name="ce6">
            <text:p>The unit net amount of a line may have at most 4 fraction digits</text:p>
          </table:table-cell>
          <table:table-cell office:value-type="string" table:style-name="ce3">
            <text:p>CreditNoteLin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number-columns-repeated="16379" table:style-name="ce3"/>
        </table:table-row>
        <table:table-row table:number-rows-repeated="1048559" table:style-name="ro4">
          <table:table-cell table:number-columns-repeated="16384"/>
        </table:table-row>
      </table:table>
      <table:table table:name="UBL" table:style-name="ta1">
        <table:table-column table:style-name="co8" table:default-cell-style-name="ce3"/>
        <table:table-column table:style-name="co1" table:default-cell-style-name="ce3"/>
        <table:table-column table:style-name="co9" table:default-cell-style-name="ce6"/>
        <table:table-column table:style-name="co10" table:default-cell-style-name="ce6"/>
        <table:table-column table:style-name="co11" table:default-cell-style-name="ce3"/>
        <table:table-column table:style-name="co12" table:number-columns-repeated="1018" table:default-cell-style-name="ce3"/>
        <table:table-column table:style-name="co7" table:default-cell-style-name="ce3"/>
        <table:table-column table:style-name="co7" table:number-columns-repeated="15360" table:default-cell-style-name="ce9"/>
        <table:table-row table:style-name="ro4">
          <table:table-cell office:value-type="string" table:style-name="ce7">
            <text:p>Source</text:p>
          </table:table-cell>
          <table:table-cell office:value-type="string" table:style-name="ce7">
            <text:p>Rule ID</text:p>
          </table:table-cell>
          <table:table-cell office:value-type="string" table:style-name="ce8">
            <text:p>Predicate</text:p>
          </table:table-cell>
          <table:table-cell office:value-type="string" table:style-name="ce8">
            <text:p>Prerequisite</text:p>
          </table:table-cell>
          <table:table-cell office:value-type="string" table:style-name="ce7">
            <text:p>Obsolete?</text:p>
          </table:table-cell>
          <table:table-cell table:number-columns-repeated="16379" table:style-name="ce7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ATGOV-T14-R001</text:p>
          </table:table-cell>
          <table:table-cell office:value-type="string" table:style-name="ce6">
            <text:p>(cac:Contact/cbc:ElectronicMail)</text:p>
          </table:table-cell>
          <table:table-cell table:style-name="ce6"/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ATGOV-T14-R002</text:p>
          </table:table-cell>
          <table:table-cell office:value-type="string" table:style-name="ce6">
            <text:p>count(cac:CreditNoteLine) &lt; 999</text:p>
          </table:table-cell>
          <table:table-cell table:style-name="ce6"/>
          <table:table-cell table:number-columns-repeated="16380" table:style-name="ce3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ATGOV-T14-R003</text:p>
          </table:table-cell>
          <table:table-cell office:value-type="string" table:style-name="ce6">
            <text:p>(cac:OrderReference/cbc:ID)</text:p>
          </table:table-cell>
          <table:table-cell table:style-name="ce6"/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04</text:p>
          </table:table-cell>
          <table:table-cell office:value-type="string" table:style-name="ce6">
            <text:p>cbc:SettlementDiscountPercent and cac:SettlementPeriod</text:p>
          </table:table-cell>
          <table:table-cell office:value-type="string" table:style-name="ce6">
            <text:p>(cbc:Note)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05</text:p>
          </table:table-cell>
          <table:table-cell office:value-type="string" table:style-name="ce6">
            <text:p>count(cac:PaymentMeans/cac:PayeeFinancialAccount/cbc:ID) = 1</text:p>
          </table:table-cell>
          <table:table-cell table:style-name="ce6"/>
          <table:table-cell table:number-columns-repeated="1020" table:style-name="ce3"/>
          <table:table-cell table:number-columns-repeated="15360"/>
        </table:table-row>
        <table:table-row table:style-name="ro5">
          <table:table-cell office:value-type="string" table:style-name="ce3">
            <text:p>T14</text:p>
          </table:table-cell>
          <table:table-cell office:value-type="string" table:style-name="ce3">
            <text:p>ATGOV-T14-R007</text:p>
          </table:table-cell>
          <table:table-cell office:value-type="string" table:style-name="ce6">
            <text:p>(cbc:PaymentMeansCode = '30' or cbc:PaymentMeansCode = '31' or cbc:PaymentMeansCode = '42') and <text:s/>(cac:PayeeFinancialAccount/cbc:ID/@schemeID and cac:PayeeFinancialAccount/cbc:ID/@schemeID = 'IBAN') and <text:s/>(cac:PayeeFinancialAccount/cac:FinancialInstitutionBranch/cac:FinancialInstitution/cbc:ID/@schemeID and cac:PayeeFinancialAccount/cac:FinancialInstitutionBranch/cac:FinancialInstitution/cbc:ID/@schemeID = 'BIC')</text:p>
          </table:table-cell>
          <table:table-cell table:style-name="ce6"/>
          <table:table-cell table:number-columns-repeated="1020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ATGOV-T14-R008</text:p>
          </table:table-cell>
          <table:table-cell office:value-type="string" table:style-name="ce6">
            <text:p>(cac:OrderReferenceLine/cbc:LineID)</text:p>
          </table:table-cell>
          <table:table-cell office:value-type="string" table:style-name="ce6">
            <text:p>(string(number(//cac:OrderReference/cbc:ID)) != 'NaN')</text:p>
          </table:table-cell>
          <table:table-cell table:number-columns-repeated="1020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ATGOV-T14-R009</text:p>
          </table:table-cell>
          <table:table-cell office:value-type="string" table:style-name="ce6">
            <text:p>count(cac:PaymentTerms/cac:SettlementPeriod) &lt;= 2</text:p>
          </table:table-cell>
          <table:table-cell table:style-name="ce6"/>
          <table:table-cell table:number-columns-repeated="16380" table:style-name="ce3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10</text:p>
          </table:table-cell>
          <table:table-cell office:value-type="string" table:style-name="ce6">
            <text:p>number(cbc:SettlementDiscountPercent) &gt; 0 and number(cbc:SettlementDiscountPercent) &lt; 100</text:p>
          </table:table-cell>
          <table:table-cell office:value-type="string" table:style-name="ce6">
            <text:p>(cbc:SettlementDiscountPercent)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ATGOV-T14-R011</text:p>
          </table:table-cell>
          <table:table-cell office:value-type="string" table:style-name="ce6">
            <text:p>count(cac:Attachment/cac:ExternalReference) = 0</text:p>
          </table:table-cell>
          <table:table-cell table:style-name="ce6"/>
          <table:table-cell table:number-columns-repeated="16380" table:style-name="ce3"/>
        </table:table-row>
        <table:table-row table:style-name="ro6">
          <table:table-cell office:value-type="string" table:style-name="ce3">
            <text:p>T14</text:p>
          </table:table-cell>
          <table:table-cell office:value-type="string" table:style-name="ce3">
            <text:p>ATGOV-T14-R012</text:p>
          </table:table-cell>
          <table:table-cell office:value-type="string" table:style-name="ce6">
            <text:p>cac:Attachment/cbc:EmbeddedDocumentBinaryObject/@mimeCode = 'application/vnd.ms-excel' or cac:Attachment/cbc:EmbeddedDocumentBinaryObject/@mimeCode = 'application/vnd.openxmlformats-officedocument.spreadsheetml.sheet' or cac:Attachment/cbc:EmbeddedDocumentBinaryObject/@mimeCode = 'application/pdf' or cac:Attachment/cbc:EmbeddedDocumentBinaryObject/@mimeCode = 'image/png' or cac:Attachment/cbc:EmbeddedDocumentBinaryObject/@mimeCode = 'application/xml' or cac:Attachment/cbc:EmbeddedDocumentBinaryObject/@mimeCode = 'text/xml'</text:p>
          </table:table-cell>
          <table:table-cell office:value-type="string" table:style-name="ce6">
            <text:p>(cac:Attachment/cbc:EmbeddedDocumentBinaryObject)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13</text:p>
          </table:table-cell>
          <table:table-cell office:value-type="string" table:style-name="ce6">
            <text:p>count(cac:AdditionalDocumentReference/cac:Attachment/cbc:EmbeddedDocumentBinaryObject) &lt;= 200</text:p>
          </table:table-cell>
          <table:table-cell table:style-name="ce6"/>
          <table:table-cell table:number-columns-repeated="16380" table:style-name="ce3"/>
        </table:table-row>
        <table:table-row table:style-name="ro3">
          <table:table-cell office:value-type="string" table:style-name="ce3">
            <text:p>T14</text:p>
          </table:table-cell>
          <table:table-cell office:value-type="string" table:style-name="ce3">
            <text:p>ATGOV-T14-R014</text:p>
          </table:table-cell>
          <table:table-cell office:value-type="string" table:style-name="ce6">
            <text:p>string-length(string-join(cac:AdditionalDocumentReference/cac:Attachment/cbc:EmbeddedDocumentBinaryObject/text(),'')) * 3 div 4 &lt;= 15728640</text:p>
          </table:table-cell>
          <table:table-cell table:style-name="ce6"/>
          <table:table-cell table:number-columns-repeated="16380" table:style-name="ce3"/>
        </table:table-row>
        <table:table-row table:style-name="ro7">
          <table:table-cell office:value-type="string" table:style-name="ce3">
            <text:p>T14</text:p>
          </table:table-cell>
          <table:table-cell office:value-type="string" table:style-name="ce3">
            <text:p>ATGOV-T14-R015</text:p>
          </table:table-cell>
          <table:table-cell office:value-type="string" table:style-name="ce6">
            <text:p>(number(cbc:LineExtensionAmount) &gt;= -999999999999.99 and number(cbc:LineExtensionAmount) &lt;= 999999999999.99)</text:p>
          </table:table-cell>
          <table:table-cell table:style-name="ce6"/>
          <table:table-cell table:number-columns-repeated="16380" table:style-name="ce3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16</text:p>
          </table:table-cell>
          <table:table-cell office:value-type="string" table:style-name="ce6">
            <text:p>number(cac:LegalMonetaryTotal/cbc:PayableAmount) &lt;= 999999999.99</text:p>
          </table:table-cell>
          <table:table-cell table:style-name="ce6"/>
          <table:table-cell table:number-columns-repeated="16380" table:style-name="ce3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18</text:p>
          </table:table-cell>
          <table:table-cell office:value-type="string" table:style-name="ce6">
            <text:p>matches(cac:Price/cbc:PriceAmount/text(),"^[-+]?[0-9]*(\.[0-9]{0,4})?$")</text:p>
          </table:table-cell>
          <table:table-cell office:value-type="string" table:style-name="ce6">
            <text:p>(cac:Price/cbc:PriceAmount)</text:p>
          </table:table-cell>
          <table:table-cell table:number-columns-repeated="1020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CreditNote</text:p>
          </table:table-cell>
          <table:table-cell office:value-type="string" table:style-name="ce6">
            <text:p>/ubl:CreditNote</text:p>
          </table:table-cell>
          <table:table-cell table:style-name="ce6"/>
          <table:table-cell table:number-columns-repeated="16380" table:style-name="ce9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Payment Means</text:p>
          </table:table-cell>
          <table:table-cell office:value-type="string" table:style-name="ce6">
            <text:p>/ubl:CreditNote/cac:PaymentMeans</text:p>
          </table:table-cell>
          <table:table-cell table:style-name="ce6"/>
          <table:table-cell table:number-columns-repeated="16380" table:style-name="ce9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Supplier</text:p>
          </table:table-cell>
          <table:table-cell office:value-type="string" table:style-name="ce6">
            <text:p>/ubl:CreditNote/cac:AccountingSupplierParty/cac:Party</text:p>
          </table:table-cell>
          <table:table-cell table:style-name="ce6"/>
          <table:table-cell table:number-columns-repeated="16380" table:style-name="ce9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CreditNoteLine</text:p>
          </table:table-cell>
          <table:table-cell office:value-type="string" table:style-name="ce6">
            <text:p>/ubl:CreditNote/cac:CreditNoteLine</text:p>
          </table:table-cell>
          <table:table-cell table:style-name="ce6"/>
          <table:table-cell table:number-columns-repeated="16380" table:style-name="ce9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Payment Terms</text:p>
          </table:table-cell>
          <table:table-cell office:value-type="string" table:style-name="ce6">
            <text:p>/ubl:CreditNote/cac:PaymentTerms</text:p>
          </table:table-cell>
          <table:table-cell table:style-name="ce6"/>
          <table:table-cell table:number-columns-repeated="16380" table:style-name="ce9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Attachments</text:p>
          </table:table-cell>
          <table:table-cell office:value-type="string" table:style-name="ce6">
            <text:p>/ubl:CreditNote/cac:AdditionalDocumentReference</text:p>
          </table:table-cell>
          <table:table-cell table:style-name="ce6"/>
          <table:table-cell table:number-columns-repeated="16380" table:style-name="ce9"/>
        </table:table-row>
        <table:table-row table:number-rows-repeated="7" table:style-name="ro1">
          <table:table-cell table:number-columns-repeated="2" table:style-name="ce3"/>
          <table:table-cell table:number-columns-repeated="2" table:style-name="ce6"/>
          <table:table-cell table:number-columns-repeated="16380" table:style-name="ce9"/>
        </table:table-row>
        <table:table-row table:number-rows-repeated="1048546" table:style-name="ro1">
          <table:table-cell table:number-columns-repeated="16384"/>
        </table:table-row>
      </table:table>
      <table:table table:name="artifacts" table:style-name="ta1"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2" table:number-columns-repeated="1018" table:default-cell-style-name="ce1"/>
        <table:table-column table:style-name="co7" table:number-columns-repeated="15360" table:default-cell-style-name="ce1"/>
        <table:table-row table:style-name="ro4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Codelist</text:p>
          </table:table-cell>
          <table:table-cell office:value-type="string" table:style-name="ce1">
            <text:p>Instance Namespace</text:p>
          </table:table-cell>
          <table:table-cell office:value-type="string" table:style-name="ce1">
            <text:p>Global prerequisite</text:p>
          </table:table-cell>
          <table:table-cell table:number-columns-repeated="16378"/>
        </table:table-row>
        <table:table-row table:style-name="ro4">
          <table:table-cell table:style-name="ce1"/>
          <table:table-cell office:value-type="string" table:style-name="ce9">
            <text:p>T14</text:p>
          </table:table-cell>
          <table:table-cell office:value-type="string" table:style-name="ce1">
            <text:p>UBL</text:p>
          </table:table-cell>
          <table:table-cell table:style-name="ce1"/>
          <table:table-cell office:value-type="string" table:style-name="ce10">
            <text:p>urn:oasis:names:specification:ubl:schema:xsd:CreditNote-2</text:p>
          </table:table-cell>
          <table:table-cell office:value-type="string" table:style-name="ce1">
            <text:p>(/ubl:CreditNote/cac:AccountingCustomerParty/cac:Party/cac:PostalAddress/cac:Country/cbc:IdentificationCode = 'AT')</text:p>
          </table:table-cell>
          <table:table-cell table:number-columns-repeated="16378"/>
        </table:table-row>
        <table:table-row table:number-rows-repeated="1048574" table:style-name="ro4">
          <table:table-cell table:number-columns-repeated="16384"/>
        </table:table-row>
      </table:table>
      <table:database-ranges>
        <table:database-range table:target-range-address="UBL.A24:UBL.D65533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1" style:font-name-asian="Verdana1" style:font-name-complex="Verdana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riol Bausà</meta:initial-creator>
    <dc:creator>Helger</dc:creator>
    <meta:creation-date>2008-12-08T14:00:31Z</meta:creation-date>
    <dc:date>2017-01-24T11:55:41Z</dc:date>
    <meta:editing-cycles>81</meta:editing-cycles>
    <meta:editing-duration>PT0S</meta:editing-duration>
    <meta:user-defined meta:name="Informasjon 1"/>
    <meta:user-defined meta:name="Informasjon 2"/>
    <meta:user-defined meta:name="Informasjon 3"/>
    <meta:user-defined meta:name="Informasjon 4"/>
  </office:meta>
</office:document-meta>
</file>